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font-size="1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size="18pt"/>
    </style:style>
    <style:style style:name="T3" style:family="text">
      <style:text-properties style:font-name="Segoe UI Semibold" fo:font-size="36pt" style:font-size-asian="36pt" style:font-size-complex="36pt"/>
    </style:style>
    <style:style style:name="T4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" fo:font-size="35pt" fo:font-weight="bold" style:font-size-asian="35pt" style:font-weight-asian="bold" style:font-size-complex="35pt" style:font-weight-complex="bold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25cm" svg:x="1.778cm" svg:y="0.528cm">
          <draw:text-box>
            <text:p text:style-name="P1"><text:span text:style-name="T1">HYMN #771</text:span><text:span text:style-name="T2"> </text:span></text:p>
            <text:p text:style-name="P1"><text:span text:style-name="T3">“</text:span><text:span text:style-name="T3">Be Still, My Soul, before the L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2" draw:layer="layout" svg:width="24.384cm" svg:height="7.011cm" svg:x="1.778cm" svg:y="0.609cm">
          <draw:text-box>
            <text:p text:style-name="P1"><text:span text:style-name="T4">1. </text:span><text:span text:style-name="T5">Be still, my soul, before the Lord, </text:span></text:p>
            <text:p text:style-name="P1"><text:span text:style-name="T5">For God is always near. </text:span></text:p>
            <text:p text:style-name="P1"><text:span text:style-name="T5">Before your mind is moved to pray, </text:span></text:p>
            <text:p text:style-name="P1"><text:span text:style-name="T5">God listens and will h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2" draw:layer="layout" svg:width="24.384cm" svg:height="7.011cm" svg:x="1.778cm" svg:y="0.458cm">
          <draw:text-box>
            <text:p text:style-name="P1"><text:span text:style-name="T4">2. </text:span><text:span text:style-name="T5">You need not multiply your words </text:span></text:p>
            <text:p text:style-name="P1"><text:span text:style-name="T5">Nor pray with practiced art.</text:span></text:p>
            <text:p text:style-name="P1"><text:span text:style-name="T5">Beyond all speech, God understands </text:span></text:p>
            <text:p text:style-name="P1"><text:span text:style-name="T5">The hunger of your heart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2" draw:layer="layout" svg:width="24.384cm" svg:height="7.011cm" svg:x="1.825cm" svg:y="0.434cm">
          <draw:text-box>
            <text:p text:style-name="P1"><text:span text:style-name="T4">3. </text:span><text:span text:style-name="T5">Wait, then, in quiet confidence,</text:span></text:p>
            <text:p text:style-name="P1"><text:span text:style-name="T5">Your anxious thoughts at rest.</text:span></text:p>
            <text:p text:style-name="P1"><text:span text:style-name="T5">God knows your needs </text:span><text:span text:style-name="T6">before you ask</text:span></text:p>
            <text:p text:style-name="P1"><text:span text:style-name="T5">And works for what is b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2" draw:layer="layout" svg:width="25.4cm" svg:height="13.133cm" svg:x="1.293cm" svg:y="0.481cm">
          <draw:text-box>
            <text:p text:style-name="P1"><text:span text:style-name="T4">4. </text:span><text:span text:style-name="T5">Be still, my soul, before the Lord; </text:span></text:p>
            <text:p text:style-name="P1"><text:span text:style-name="T5">On God in patience wait. </text:span></text:p>
            <text:p text:style-name="P1"><text:span text:style-name="T5">God’s love, unseen, surrounds your life; </text:span></text:p>
            <text:p text:style-name="P1"><text:span text:style-name="T5">God’s help will not be late. </text:span></text:p>
            <text:p text:style-name="P1"/>
            <text:p text:style-name="P5"/>
            <text:p text:style-name="P5"><text:span text:style-name="T7"/></text:p>
            <text:p text:style-name="P5"><text:span text:style-name="T7"/></text:p>
            <text:p text:style-name="P5"><text:span text:style-name="T7">1985 GIA Publications, Inc. </text:span></text:p>
            <text:p text:style-name="P5"><text:span text:style-name="T7">Used by permission: </text:span></text:p>
            <text:p text:style-name="P5"><text:span text:style-name="T7">LSB Hymn License .NET, 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1:45:22.158000000</meta:creation-date>
    <dc:date>2019-04-29T22:04:42.780000000</dc:date>
    <meta:editing-duration>PT10M2S</meta:editing-duration>
    <meta:editing-cycles>3</meta:editing-cycles>
    <meta:generator>LibreOffice/6.1.5.2$Windows_X86_64 LibreOffice_project/90f8dcf33c87b3705e78202e3df5142b201bd805</meta:generator>
    <meta:document-statistic meta:object-count="36"/>
  </office:meta>
</office:document-meta>
</file>